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none"/>
    </style:style>
    <style:style style:name="T1" style:family="text">
      <style:text-properties style:text-position="super 58%"/>
    </style:style>
    <style:style style:name="T2" style:family="text">
      <style:text-properties fo:language="en"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edi Assassin 2 cast </text:p>
      <text:p text:style-name="Standard"/>
      <text:p text:style-name="Standard">Rebels</text:p>
      <text:p text:style-name="Standard"/>
      <text:p text:style-name="Standard">Lawrence “Spartacus” Typhon (playable) – Rebel general and clone war vet, He hopes to command the rebel forces to victory against the latest threat to freedom, earned the name Spartacus because of the tactics used to defeat Lobo, he himself is the one who killed the Admeral. <text:s/></text:p>
      <text:p text:style-name="Standard">(Voiced by Liam McIntyre) </text:p>
      <text:p text:style-name="Standard"/>
      <text:p text:style-name="Standard">Ahsoka Tano (playable) – the young jedi knight who paved her way into history as being a strong warrior and by defeating Lobo's armies, after a year she is still with Spartacus trying to lead the rebels to another miraculous victory over the Empire. <text:s/>(Voiced by Gemma Arterton)</text:p>
      <text:p text:style-name="Standard"/>
      <text:p text:style-name="Standard">Mike Houston – a leader of the rebel alliance, after Tano and Typhon, been ther since day one the last of the original soldiers, he is still one of the best soldiers to grace the rebel ranks. <text:s/>(Voiced by Matt Damon)</text:p>
      <text:p text:style-name="Standard"/>
      <text:p text:style-name="Standard">Crixus Mirmillo – an ex jedi knight who survived the fall of the order and was sold into slavery only to become a Gladiator on Mandelore, rescued by the rebels, he then becomes a leader the rebel army and wins several victories until he needs his allies to back him up. <text:s/></text:p>
      <text:p text:style-name="Standard">(Voiced by Manu Bennett)</text:p>
      <text:p text:style-name="Standard"/>
      <text:p text:style-name="Standard">Renner Landow – a Rylothian leader of the rebellion, he has stood by his comrades since the the start of the war, has plans of his own at points in time yet forever remains loyal to Spartacus and the cause of freedom</text:p>
      <text:p text:style-name="Standard"/>
      <text:p text:style-name="Standard">Captain Rex – former 501<text:span text:style-name="T1">st</text:span> captain, he did not agree with how the empire treated POW's so he left after allowing Ahsoka to escape the death star, he continues to be a veteran presence for the young rebellion which still struggles at times (Voiced by Peter Mensah)</text:p>
      <text:p text:style-name="Standard"/>
      <text:p text:style-name="Text_20_body">Lux Bontari – former senator turned rebel after backing the alliance in the imperial senate, he was married but his wife died at Dantooine before the battle against Lobo, with no lovers in his life he then goes after Ahsoka as his new interest. <text:s/>(Voiced by <text:bookmark text:name="firstHeading"/><text:span text:style-name="T2">Gareth Williams)</text:span></text:p>
      <text:p text:style-name="P1"/>
      <text:p text:style-name="P1">Master Yoda – the oldest living jedi and informant to the rebel cause, he helps Spartacus and Tano whenever the problems of running a successful resistance start to arise (Voiced by anyone)</text:p>
      <text:p text:style-name="P1"/>
      <text:p text:style-name="P1">Aaron Typhon – the son of the legendary rebel leader, he is not seen as much throughout the game because his father wants him to stay as far away from the rebellion as possible so the son is not tied to the fathers fate. (Played by Parker Holterman)</text:p>
      <text:p text:style-name="P1"/>
      <text:p text:style-name="P1">Imperials (Romans)</text:p>
      <text:p text:style-name="P1">Darth Vader – The leader of the imperial armies sent to defeat the rebels Spartacus and Tano, uses his personal legion in an attempt to uproot the rebellion but always has trouble working with other imperial officers when discussing battle plans (Voiced by James Earl Jones)</text:p>
      <text:p text:style-name="P1"><text:soft-page-break/></text:p>
      <text:p text:style-name="P1">Col. Marcus L. Crassus – an imperial officer assigned to defeat Spartacus and the rebels, always takes a well thought strategic approach to bringing down the rebellion as opposed to Vader who uses brute force against the alliance. <text:s/>A smart leader and a good soldier, as well as the richest man in the empire. (Voiced by Simon Merrells)</text:p>
      <text:p text:style-name="Text_20_body"><text:span text:style-name="T2">Mjr. Gaius Caesar <text:s/>– another officer who works with Crassus to find ways to defeat the rising threat of rebellion, he always wants to lead an army against Spartacus but as soon as he gets a chance he fails to achieve victory an it costs him a rank (Voiced by Todd Lasance</text:span>)</text:p>
      <text:p text:style-name="Text_20_body">Cpt. Tiberius Cassinius – A ruthless imperial captain who takes on the rebels any chance he can get, known for his youth and his brash mind, he is easily dispatched when put in command of his first army. <text:s/>(Voiced by Christian Antidormi)</text:p>
      <text:p text:style-name="Text_20_body">Senator Kaleb Cassius – an imperial senator who is very big on making sure the glory of the empire is achieved, with Spartacus standing in his way he takes on the business of Jaylon Striker (killed senator) which was the great movement of Imperialism (Voiced by Brett Tucker)</text:p>
      <text:p text:style-name="Text_20_body">Sgt. Publius Furious <text:s/>– another imperial officer who is sent off to deal with the rebellion and again his forces are no match for Spartacus (Voiced by Nick Tarabay)</text:p>
      <text:p text:style-name="Text_20_body">Brutus Starrkiller – Vaders sith apprentice, the only man to have stood against the Rebellion as a leader and live, worked with Lobo and now wishes to aid Crassus in the end of Spartacus, he meets his end sooner than expected (Voiced by Tom Hobbs)</text:p>
      <text:p text:style-name="P1">The Emperor – The mysterious Leader of the Empire bent on shaping the world in the grasp of the dark side</text:p>
      <text:p text:style-name="Standard"><text:s/></text:p>
      <text:p text:style-name="Standard"/>
      <text:p text:style-name="Standard">Battles:</text:p>
      <text:p text:style-name="Standard"/>
      <text:p text:style-name="Standard">Battle of Nuceria – victor: Rebels – Welcome Back </text:p>
      <text:p text:style-name="Standard">Fall of Sinuessa – victor: Empire – Duel of Fates </text:p>
      <text:p text:style-name="Standard">Escaping Sutorius Fort – victor: Rebels – Winter Waistland </text:p>
      <text:p text:style-name="Standard">Storming Jabba's Palace – victor: Rebels – Raising the Army Pt. 2</text:p>
      <text:p text:style-name="Standard">Liberation of the Mines – victor: Rebels – To the Mines </text:p>
      <text:p text:style-name="Standard">Raid on Kashyyk – victor: Rebels </text:p>
      <text:p text:style-name="Standard">Fall of the UAF – victor: Rebels – Back to Nam'</text:p>
      <text:p text:style-name="Standard">Death of Casinius – victor: Rebels – A Chance Meeting </text:p>
      <text:p text:style-name="Standard">Compromise of Scipio – victor: Empire – The Good in You</text:p>
      <text:p text:style-name="Standard">Siege of Cylipso – victor: Empire (Turning point of war) – End of an Era </text:p>
      <text:p text:style-name="Standard">Ambush in the Stars – victor: Empire – Love Lost </text:p>
      <text:p text:style-name="Standard">Assault on Moon 3 – victor: Rebels – Spartacus' Vengeance</text:p>
      <text:p text:style-name="Standard">Failure of Mustafar – victor: Empire – One by One </text:p>
      <text:p text:style-name="Standard">Routing the Inquisitor – victor: Rebels – Back to Basics </text:p>
      <text:p text:style-name="Standard">Site of Rebellion – victor: Empire – Enter Crassus </text:p>
      <text:p text:style-name="Standard">Robbing the Vaults – victor: Rebels – Riches </text:p>
      <text:p text:style-name="Standard">Return to Naboo – victor: Empire – Better Days </text:p>
      <text:p text:style-name="Standard">Battle for Carlac – victor: Empire – Battlefield Blues </text:p>
      <text:p text:style-name="Standard">Death of Publius Crassus – victor: Rebels – Publius Crassus </text:p>
      <text:p text:style-name="Standard">Suspision of Alderan – victor: Empire – Answers </text:p>
      <text:p text:style-name="Standard">Final Battle on Kyros – victor: Empire – Last Request + Victory</text:p>
      <text:p text:style-name="Standard"/>
      <text:p text:style-name="Standard">Score </text:p>
      <text:p text:style-name="Standard"/>
      <text:p text:style-name="Standard"/>
      <text:p text:style-name="Standard"><text:soft-page-break/>Rebels: 11 wins, Empire: 10 wins </text:p>
      <text:p text:style-name="Standard">Pre-turning point :: Rebels: 7 wins, Empire: 2 wins </text:p>
      <text:p text:style-name="Standard">Post-turning point :: Rebels: 4 wins, Empire: 8 wins </text:p>
      <text:p text:style-name="Standard">Crassus vs the rebels: 8-3</text:p>
      <text:p text:style-name="Standard">Ahsoka and company vs empire: 7-2</text:p>
      <text:p text:style-name="Standard">Spartacus vs Empire: 11-1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5T00:20:45</meta:creation-date>
    <dc:date>2014-06-07T15:55:37</dc:date>
    <meta:editing-duration>P35DT7H21M37S</meta:editing-duration>
    <meta:editing-cycles>21</meta:editing-cycles>
    <meta:generator>OpenOffice.org/3.4.1$Unix OpenOffice.org_project/341m1$Build-9593</meta:generator>
    <meta:document-statistic meta:table-count="0" meta:image-count="0" meta:object-count="0" meta:page-count="3" meta:paragraph-count="52" meta:word-count="1010" meta:character-count="5596"/>
  </office:meta>
</office:document-meta>
</file>